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File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ttrib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/images/amity <text:a xlink:href="mailto:happy@3.webp" xlink:type="simple">happy@3.webp</text:a>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ppy epilogue Amity</text:p>
          </table:table-cell>
          <table:table-cell office:value-type="string" calcext:value-type="string">
            <text:p><text:a xlink:href="https://static.wikia.nocookie.net/the-owl-house/images/9/92/Amity_%28epilogue%29_-_Profile.png/revision/latest/scale-to-width-down/1000?cb=20230424164652" xlink:type="simple">https://static.wikia.nocookie.net/the-owl-house/images/9/92/Amity_%28epilogue%29_-_Profile.png/revision/latest/scale-to-width-down/1000?cb=20230424164652</text:a></text:p>
          </table:table-cell>
          <table:table-cell office:value-type="string" calcext:value-type="string">
            <text:p>theowlhouse.fandom.com &gt; Amity Blight &gt; Epilog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/images/luzs room.pn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Luz’s room</text:p>
          </table:table-cell>
          <table:table-cell/>
          <table:table-cell office:value-type="string" calcext:value-type="string">
            <text:p>Screenshot from S02E08 “Knock Knock Knocking on Hooty’s Door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/images/luz <text:a xlink:href="mailto:happy@3.webp" xlink:type="simple">happy@3.webp</text:a>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ppy epilogue Luz</text:p>
          </table:table-cell>
          <table:table-cell office:value-type="string" calcext:value-type="string">
            <text:p><text:a xlink:href="https://static.wikia.nocookie.net/the-owl-house/images/2/26/Luz_%28epilogue%29_-_Profile.png/revision/latest/scale-to-width-down/1000?cb=20230421185658" xlink:type="simple">https://static.wikia.nocookie.net/the-owl-house/images/2/26/Luz_%28epilogue%29_-_Profile.png/revision/latest/scale-to-width-down/1000?cb=20230421185658</text:a></text:p>
          </table:table-cell>
          <table:table-cell office:value-type="string" calcext:value-type="string">
            <text:p>theowlhouse.fandom.com &gt; Luz Noceda &gt; Epilog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/audio/enchanting_grom_fright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Grom Dance music</text:p>
          </table:table-cell>
          <table:table-cell office:value-type="string" calcext:value-type="string">
            <text:p><text:a xlink:href="https://youtu.be/yBuIsmOIcak?si=_s4P5vigoEqLBsWJ" xlink:type="simple">https://youtu.be/yBuIsmOIcak?si=_s4P5vigoEqLBsWJ</text:a></text:p>
          </table:table-cell>
          <table:table-cell office:value-type="string" calcext:value-type="string">
            <text:p>TJ Hill’s Youtube chann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/images/bg bonesborough marketplace.pn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onesborough Marketplace</text:p>
          </table:table-cell>
          <table:table-cell/>
          <table:table-cell office:value-type="string" calcext:value-type="string">
            <text:p>Screenshot from S01E02 “Witches Before Wizard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/images/bg blight manor day.pn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light manor during the day</text:p>
          </table:table-cell>
          <table:table-cell/>
          <table:table-cell office:value-type="string" calcext:value-type="string">
            <text:p>Screenshot from S02E02 “Escaping Expulsion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/images/bg inventory luzs bag closed.pn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Luz’s bag closed</text:p>
          </table:table-cell>
          <table:table-cell/>
          <table:table-cell office:value-type="string" calcext:value-type="string">
            <text:p>Screenshot from S01E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/images/bg inventory luzs bag opened.pn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Luz’s bag open</text:p>
          </table:table-cell>
          <table:table-cell/>
          <table:table-cell office:value-type="string" calcext:value-type="string">
            <text:p>Screenshot from S01E02 “Witches Before Wizard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/images/bg snail.web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nails (coins)</text:p>
          </table:table-cell>
          <table:table-cell office:value-type="string" calcext:value-type="string">
            <text:p>https://static.wikia.nocookie.net/the-owl-house/images/e/e1/Snail_-_Profile.png/revision/latest?cb=20220611222057</text:p>
          </table:table-cell>
          <table:table-cell office:value-type="string" calcext:value-type="string">
            <text:p>theowlhouse.fandom.com &gt; Sna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/images/minecraft_inventory.pn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inecraft Inventory</text:p>
          </table:table-cell>
          <table:table-cell office:value-type="string" calcext:value-type="string">
            <text:p>https://wallpaperaccess.com/minecraft-inventory</text:p>
          </table:table-cell>
          <table:table-cell office:value-type="string" calcext:value-type="string">
            <text:p>wallpaperaccess? Idk, I googled it lol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000000" style:diagonal-bl-tr="none" style:diagonal-tl-br="none" fo:border="0.06pt solid #111111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0:20:40.708601258</meta:creation-date>
    <dc:title>Dark Mode</dc:title>
    <meta:editing-duration>PT6H57M10S</meta:editing-duration>
    <meta:editing-cycles>11</meta:editing-cycles>
    <meta:generator>LibreOffice/7.3.7.2$Linux_X86_64 LibreOffice_project/30$Build-2</meta:generator>
    <dc:date>2024-09-23T23:56:36.209769949</dc:date>
    <meta:document-statistic meta:table-count="1" meta:cell-count="50" meta:object-count="0"/>
    <meta:template xlink:type="simple" xlink:actuate="onRequest" xlink:title="Dark Mode" xlink:href="../attributions.ots" meta:date="2024-09-19T00:20:40.397912312"/>
  </office:meta>
</office:document-meta>
</file>